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Heading_20_3">
      <style:text-properties fo:font-variant="normal" fo:text-transform="none" fo:color="#333333" style:font-name="Open Sans" fo:font-size="20.3500003814697pt" fo:letter-spacing="normal" fo:font-style="normal" fo:font-weight="bold"/>
    </style:style>
    <style:style style:name="P2" style:family="paragraph" style:parent-style-name="Text_20_body">
      <style:paragraph-properties fo:margin-left="0in" fo:margin-right="0in" fo:margin-top="0in" fo:margin-bottom="0.1173in" loext:contextual-spacing="false" fo:widows="1" fo:text-indent="0in" style:auto-text-indent="false"/>
      <style:text-properties fo:font-variant="normal" fo:text-transform="none" fo:color="#333333" style:font-name="Open Sans" fo:font-size="11.8500003814697pt" fo:letter-spacing="normal" fo:font-style="normal" fo:font-weight="normal" officeooo:paragraph-rsid="00152d9a"/>
    </style:style>
    <style:style style:name="P3" style:family="paragraph" style:parent-style-name="Text_20_body">
      <style:paragraph-properties fo:margin-left="0in" fo:margin-right="0in" fo:margin-top="0in" fo:margin-bottom="0.1173in" loext:contextual-spacing="false" fo:widows="1" fo:text-indent="0in" style:auto-text-indent="false"/>
      <style:text-properties officeooo:paragraph-rsid="0015ebc6"/>
    </style:style>
    <style:style style:name="T1" style:family="text">
      <style:text-properties fo:font-variant="normal" fo:text-transform="none" fo:color="#333333" style:font-name="Open Sans" fo:font-size="11.8500003814697pt" fo:letter-spacing="normal" fo:font-style="normal" fo:font-weight="normal"/>
    </style:style>
    <style:style style:name="T2" style:family="text">
      <style:text-properties fo:font-variant="normal" fo:text-transform="none" fo:color="#333333" style:font-name="Open Sans" fo:font-size="11.8500003814697pt" fo:letter-spacing="normal" fo:font-style="normal" fo:font-weight="normal" officeooo:rsid="0015ebc6"/>
    </style:style>
    <style:style style:name="T3" style:family="text">
      <style:text-properties officeooo:rsid="0013b279"/>
    </style:style>
    <style:style style:name="T4" style:family="text">
      <style:text-properties officeooo:rsid="0014b49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3">Crowdsourcing <text:span text:style-name="T3">Codebook Enhancements</text:span>: <text:span text:style-name="T3">A DDI-based approach</text:span></text:h>
      <text:p text:style-name="P3"><text:span text:style-name="Emphasis"><text:span text:style-name="T1">Benjamin Perry </text:span></text:span><text:span text:style-name="Emphasis"><text:span text:style-name="T2">(Cornell University)</text:span></text:span><text:span text:style-name="Emphasis"><text:span text:style-name="T1">, Venkata Kambhampaty </text:span></text:span><text:span text:style-name="Emphasis"><text:span text:style-name="T2">(Cornell University)</text:span></text:span><text:span text:style-name="Emphasis"><text:span text:style-name="T1">, Kyle Brumsted </text:span></text:span><text:span text:style-name="Emphasis"><text:span text:style-name="T2">(McGill University)</text:span></text:span><text:span text:style-name="Emphasis"><text:span text:style-name="T1">, Lars Vilhuber </text:span></text:span><text:span text:style-name="Emphasis"><text:span text:style-name="T2">(Cornell University)</text:span></text:span><text:span text:style-name="Emphasis"><text:span text:style-name="T1">, &amp; William C. Block </text:span></text:span><text:span text:style-name="Emphasis"><text:span text:style-name="T2">(Cornell University)</text:span></text:span><text:span text:style-name="Emphasis"><text:span text:style-name="T1">; Cornell Institute for Social &amp; Economic Research</text:span></text:span></text:p>
      <text:p text:style-name="P2">Recent years have shown the power of user-sourced information evidenced by the success of Wikipedia and its many emulators. <text:span text:style-name="T3">Agencies on the other hand publish metadata on their data products, but have little opportunity to get structured feedback on that metadata (codebooks) from their users. </text:span>Creating and augmenting metadata is a labor-intensive endeavor. Harnessing collective knowledge from actual data users can supplement officially generated metadata. As part of our Comprehensive Extensible Data Documentation and Access Repository (CED<text:span text:style-name="T3">²</text:span>AR) infrastructure, we demonstrate a prototype of crowdsourced <text:span text:style-name="T3">metadata (codebooks)</text:span>, using DDI-C and supplemental XML. The system allows for any number of network connected instances (web or desktop deployments) of the CED<text:span text:style-name="T4">²</text:span>AR DDI editor to concurrently create and modify metadata. The backend transparently handles changes, and frontend has the ability to separate official edits (by designated curators of the <text:bookmark text:name="dct2"/><text:bookmark text:name="dct"/>data and the metadata) from crowd-sourced content. <text:span text:style-name="T3">Features of the software allow official curators to merge in select enhancements into revisions of official documentation. </text:span>CED<text:span text:style-name="T4">²</text:span>AR <text:span text:style-name="T3">ingests and publishes</text:span> <text:span text:style-name="T3">widely-used </text:span>DDI <text:span text:style-name="T3">metadata standards, and can thus easily augment existing metadata publishing systems. Using standards-compliant ingest and publication methods, our proposed crowd-sourced metadata system can greatly enhance user acceptance of documentation, user-engagement in the documentation process, and reduce agency costs while improving the quality of data documentation. <text:s/>This development is part of the NSF-Census Research Network node at Cornell University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 Sans" svg:font-family="'Open Sans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color="#808080"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Vilhuber</meta:initial-creator>
    <meta:creation-date>2015-04-15T14:37:02.915401771</meta:creation-date>
    <dc:date>2015-04-16T13:02:18.156382740</dc:date>
    <dc:creator>Lars Vilhuber</dc:creator>
    <meta:editing-duration>PT20M40S</meta:editing-duration>
    <meta:editing-cycles>5</meta:editing-cycles>
    <meta:generator>LibreOffice/4.3.6.2$Linux_X86_64 LibreOffice_project/430m0$Build-2</meta:generator>
    <meta:document-statistic meta:table-count="0" meta:image-count="0" meta:object-count="0" meta:page-count="1" meta:paragraph-count="3" meta:word-count="264" meta:character-count="1921" meta:non-whitespace-character-count="1665"/>
  </office:meta>
</office:document-meta>
</file>